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  <style:paragraph-properties fo:margin-top="0in" fo:margin-bottom="0in"/>
    </style:style>
    <style:style style:name="P52" style:family="paragraph" style:parent-style-name="Text_20_body" style:list-style-name="L32">
      <style:paragraph-properties fo:margin-top="0in" fo:margin-bottom="0in"/>
    </style:style>
    <style:style style:name="P53" style:family="paragraph" style:parent-style-name="Text_20_body" style:list-style-name="L33">
      <style:paragraph-properties fo:margin-top="0in" fo:margin-bottom="0in"/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  <style:paragraph-properties fo:margin-top="0in" fo:margin-bottom="0in"/>
    </style:style>
    <style:style style:name="P57" style:family="paragraph" style:parent-style-name="Text_20_body" style:list-style-name="L37">
      <style:paragraph-properties fo:margin-top="0in" fo:margin-bottom="0in"/>
    </style:style>
    <style:style style:name="P58" style:family="paragraph" style:parent-style-name="Text_20_body" style:list-style-name="L38">
      <style:paragraph-properties fo:margin-top="0in" fo:margin-bottom="0in"/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</style:style>
    <style:style style:name="P74" style:family="paragraph" style:parent-style-name="Text_20_body" style:list-style-name="L54"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</style:style>
    <style:style style:name="P77" style:family="paragraph" style:parent-style-name="Text_20_body" style:list-style-name="L57">
    </style:style>
    <style:style style:name="P78" style:family="paragraph" style:parent-style-name="Text_20_body" style:list-style-name="L58">
    </style:style>
    <style:style style:name="P79" style:family="paragraph" style:parent-style-name="Text_20_body" style:list-style-name="L59">
    </style:style>
    <style:style style:name="P80" style:family="paragraph" style:parent-style-name="Text_20_body" style:list-style-name="L60">
    </style:style>
    <style:style style:name="P81" style:family="paragraph" style:parent-style-name="Text_20_body" style:list-style-name="L61"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  <style:paragraph-properties fo:margin-top="0in" fo:margin-bottom="0in"/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</style:style>
    <style:style style:name="P115" style:family="paragraph" style:parent-style-name="Text_20_body" style:list-style-name="L95">
    </style:style>
    <style:style style:name="P116" style:family="paragraph" style:parent-style-name="Text_20_body" style:list-style-name="L96"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</style:style>
    <style:style style:name="P121" style:family="paragraph" style:parent-style-name="Text_20_body" style:list-style-name="L101">
    </style:style>
    <style:style style:name="P122" style:family="paragraph" style:parent-style-name="Text_20_body" style:list-style-name="L102">
    </style:style>
    <style:style style:name="P123" style:family="paragraph" style:parent-style-name="Text_20_body" style:list-style-name="L103">
    </style:style>
    <style:style style:name="P124" style:family="paragraph" style:parent-style-name="Text_20_body" style:list-style-name="L104">
    </style:style>
    <style:style style:name="P125" style:family="paragraph" style:parent-style-name="Text_20_body" style:list-style-name="L105">
    </style:style>
    <style:style style:name="P126" style:family="paragraph" style:parent-style-name="Text_20_body" style:list-style-name="L106"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  <style:paragraph-properties fo:margin-top="0in" fo:margin-bottom="0in"/>
    </style:style>
    <style:style style:name="P142" style:family="paragraph" style:parent-style-name="Text_20_body" style:list-style-name="L122">
      <style:paragraph-properties fo:margin-top="0in" fo:margin-bottom="0in"/>
    </style:style>
    <style:style style:name="P143" style:family="paragraph" style:parent-style-name="Text_20_body" style:list-style-name="L123">
      <style:paragraph-properties fo:margin-top="0in" fo:margin-bottom="0in"/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  <style:paragraph-properties fo:margin-top="0in" fo:margin-bottom="0in"/>
    </style:style>
    <style:style style:name="P176" style:family="paragraph" style:parent-style-name="Text_20_body" style:list-style-name="L156">
      <style:paragraph-properties fo:margin-top="0in" fo:margin-bottom="0in"/>
    </style:style>
    <style:style style:name="P177" style:family="paragraph" style:parent-style-name="Text_20_body" style:list-style-name="L157">
      <style:paragraph-properties fo:margin-top="0in" fo:margin-bottom="0in"/>
    </style:style>
    <style:style style:name="P178" style:family="paragraph" style:parent-style-name="Text_20_body" style:list-style-name="L158">
      <style:paragraph-properties fo:margin-top="0in" fo:margin-bottom="0in"/>
    </style:style>
    <style:style style:name="P179" style:family="paragraph" style:parent-style-name="Text_20_body" style:list-style-name="L159">
      <style:paragraph-properties fo:margin-top="0in" fo:margin-bottom="0in"/>
    </style:style>
    <style:style style:name="P180" style:family="paragraph" style:parent-style-name="Text_20_body" style:list-style-name="L160">
      <style:paragraph-properties fo:margin-top="0in" fo:margin-bottom="0in"/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</style:style>
    <style:style style:name="P197" style:family="paragraph" style:parent-style-name="Text_20_body" style:list-style-name="L177"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</office:automatic-styles>
  <office:body>
    <office:text>
      <text:p text:style-name="Title">jhTAlib</text:p>
      <text:p text:style-name="Author">Joost Hoeks</text:p>
      <text:p text:style-name="Date">2019-03-2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2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2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26">
        <text:list-item>
  </text:list-item>
      </text:list>
      <text:p text:style-name="Horizontal_20_Line"/>
      <text:h text:style-name="Heading_20_4" text:outline-level="4">HT_SINE | Hilbert Transform - SineWave |</text:h>
      <text:list text:style-name="L2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2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29">
        <text:list-item>
  </text:list-item>
      </text:list>
      <text:p text:style-name="Horizontal_20_Line"/>
      <text:h text:style-name="Heading_20_4" text:outline-level="4">TS | Trend Score | DONE</text:h>
      <text:list text:style-name="L30">
        <text:list-item>
          <text:p text:style-name="P50"><text:span text:style-name="T8">list = jhta.TS(df, n, price='Close')</text:span></text:p>
        </text:list-item>
        <text:list-item>
          <text:p text:style-name="P5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31">
        <text:list-item>
          <text:p text:style-name="P51"><text:span text:style-name="T9">dict of tuple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32">
        <text:list-item>
          <text:p text:style-name="P52"><text:span text:style-name="T10">dict of tuple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33">
        <text:list-item>
          <text:p text:style-name="P53"><text:span text:style-name="T11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34">
        <text:list-item>
          <text:p text:style-name="P54"><text:span text:style-name="T12">dict of tuple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35">
        <text:list-item>
          <text:p text:style-name="P55"><text:span text:style-name="T13">dict of tuple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36">
        <text:list-item>
          <text:p text:style-name="P56"><text:span text:style-name="T14">dict of tuple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37">
        <text:list-item>
          <text:p text:style-name="P57"><text:span text:style-name="T15">dict of tuple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38">
        <text:list-item>
          <text:p text:style-name="P58"><text:span text:style-name="T16">dict of tuple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39">
        <text:list-item>
          <text:p text:style-name="P59"><text:span text:style-name="T17">list = jhta.ASI(df, L)</text:span></text:p>
        </text:list-item>
        <text:list-item>
          <text:p text:style-name="P5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0">
        <text:list-item>
          <text:p text:style-name="P60"><text:span text:style-name="T18">list = jhta.SI(df, L)</text:span></text:p>
        </text:list-item>
        <text:list-item>
          <text:p text:style-name="P6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41">
        <text:list-item>
          <text:p text:style-name="P61"><text:span text:style-name="T19">list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42">
        <text:list-item>
          <text:p text:style-name="P62"><text:span text:style-name="T20">list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43">
        <text:list-item>
          <text:p text:style-name="P63"><text:span text:style-name="T21">list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44">
        <text:list-item>
          <text:p text:style-name="P64"><text:span text:style-name="T22">list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45">
        <text:list-item>
          <text:p text:style-name="P65"><text:span text:style-name="T23">list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46">
        <text:list-item>
          <text:p text:style-name="P66"><text:span text:style-name="T24">list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47">
        <text:list-item>
          <text:p text:style-name="P67"><text:span text:style-name="T25">list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48">
        <text:list-item>
          <text:p text:style-name="P68"><text:span text:style-name="T26">list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49">
        <text:list-item>
          <text:p text:style-name="P69"><text:span text:style-name="T27">list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0">
        <text:list-item>
          <text:p text:style-name="P70"><text:span text:style-name="T28">list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51">
        <text:list-item>
          <text:p text:style-name="P71"><text:span text:style-name="T29">list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52">
        <text:list-item>
          <text:p text:style-name="P72"><text:span text:style-name="T30">list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53">
        <text:list-item>
          <text:p text:style-name="P73"><text:span text:style-name="T31">list = jhta.NORMALIZE(df, price_max='High', price_min='Low', price='Close')</text:span></text:p>
        </text:list-item>
        <text:list-item>
          <text:p text:style-name="P7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54">
        <text:list-item>
          <text:p text:style-name="P74"><text:span text:style-name="T32">list = jhta.STANDARDIZE(df, price='Close')</text:span></text:p>
        </text:list-item>
        <text:list-item>
          <text:p text:style-name="P7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55">
        <text:list-item>
          <text:p text:style-name="P75"><text:span text:style-name="T33">list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56">
        <text:list-item>
          <text:p text:style-name="P76"><text:span text:style-name="T34">list = jhta.CP(df1, df2, price1='Close', price2='Close')</text:span></text:p>
        </text:list-item>
        <text:list-item>
          <text:p text:style-name="P7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57">
        <text:list-item>
          <text:p text:style-name="P77"><text:span text:style-name="T35">list = jhta.CRSI(df1, df2, n, price1='Close', price2='Close')</text:span></text:p>
        </text:list-item>
        <text:list-item>
          <text:p text:style-name="P7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58">
        <text:list-item>
          <text:p text:style-name="P78"><text:span text:style-name="T36">list = jhta.CS(df1, df2, price1='Close', price2='Close')</text:span></text:p>
        </text:list-item>
        <text:list-item>
          <text:p text:style-name="P7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59">
        <text:list-item>
          <text:p text:style-name="P79"><text:span text:style-name="T37">float = jhta.HR(hit_trades_int, total_trades_int)</text:span></text:p>
        </text:list-item>
        <text:list-item>
          <text:p text:style-name="P7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0">
        <text:list-item>
          <text:p text:style-name="P80"><text:span text:style-name="T38">float = jhta.PLR(mean_trade_profit_float, mean_trade_loss_float)</text:span></text:p>
        </text:list-item>
        <text:list-item>
          <text:p text:style-name="P8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61">
        <text:list-item>
          <text:p text:style-name="P81"><text:span text:style-name="T39">float = jhta.EV(hitrade_float, mean_trade_profit_float, mean_trade_loss_float)</text:span></text:p>
        </text:list-item>
        <text:list-item>
          <text:p text:style-name="P8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62">
        <text:list-item>
          <text:p text:style-name="P82"><text:span text:style-name="T40">int = jhta.POR(hitrade_float, profit_loss_ratio_float)</text:span></text:p>
        </text:list-item>
        <text:list-item>
          <text:p text:style-name="P82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3">
        <text:list-item>
          <text:p text:style-name="P83"><text:span text:style-name="T41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64">
        <text:list-item>
          <text:p text:style-name="P84"><text:span text:style-name="T42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65">
        <text:list-item>
          <text:p text:style-name="P85"><text:span text:style-name="T43">list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66">
        <text:list-item>
          <text:p text:style-name="P86"><text:span text:style-name="T44">list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67">
        <text:list-item>
          <text:p text:style-name="P87"><text:span text:style-name="T45">list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68">
        <text:list-item>
          <text:p text:style-name="P88"><text:span text:style-name="T46">list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69">
        <text:list-item>
          <text:p text:style-name="P89"><text:span text:style-name="T47">list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0">
        <text:list-item>
          <text:p text:style-name="P90"><text:span text:style-name="T48">list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1">
        <text:list-item>
          <text:p text:style-name="P91"><text:span text:style-name="T49">list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2">
        <text:list-item>
          <text:p text:style-name="P92"><text:span text:style-name="T50">list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3">
        <text:list-item>
          <text:p text:style-name="P93"><text:span text:style-name="T51">list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74">
        <text:list-item>
          <text:p text:style-name="P94"><text:span text:style-name="T52">list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75">
        <text:list-item>
          <text:p text:style-name="P95"><text:span text:style-name="T53">list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76">
        <text:list-item>
          <text:p text:style-name="P96"><text:span text:style-name="T54">list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77">
        <text:list-item>
          <text:p text:style-name="P97"><text:span text:style-name="T55">list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78">
        <text:list-item>
          <text:p text:style-name="P98"><text:span text:style-name="T56">list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79">
        <text:list-item>
          <text:p text:style-name="P99"><text:span text:style-name="T57">list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0">
        <text:list-item>
          <text:p text:style-name="P100"><text:span text:style-name="T58">list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1">
        <text:list-item>
          <text:p text:style-name="P101"><text:span text:style-name="T59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2">
        <text:list-item>
          <text:p text:style-name="P102"><text:span text:style-name="T60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3">
        <text:list-item>
          <text:p text:style-name="P103"><text:span text:style-name="T61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84">
        <text:list-item>
          <text:p text:style-name="P104"><text:span text:style-name="T62">float = jhta.PHI()</text:span></text:p>
        </text:list-item>
      </text:list>
      <text:p text:style-name="Horizontal_20_Line"/>
      <text:h text:style-name="Heading_20_4" text:outline-level="4">CEIL | Ceiling | DONE</text:h>
      <text:list text:style-name="L85">
        <text:list-item>
          <text:p text:style-name="P105"><text:span text:style-name="T63">list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86">
        <text:list-item>
          <text:p text:style-name="P106"><text:span text:style-name="T64">list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87">
        <text:list-item>
          <text:p text:style-name="P107"><text:span text:style-name="T65">list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88">
        <text:list-item>
          <text:p text:style-name="P108"><text:span text:style-name="T66">list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89">
        <text:list-item>
          <text:p text:style-name="P109"><text:span text:style-name="T67">list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0">
        <text:list-item>
          <text:p text:style-name="P110"><text:span text:style-name="T68">list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1">
        <text:list-item>
          <text:p text:style-name="P111"><text:span text:style-name="T69">list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92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93">
        <text:list-item>
          <text:p text:style-name="P113"><text:span text:style-name="T70">list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94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95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96">
        <text:list-item>
  </text:list-item>
      </text:list>
      <text:p text:style-name="Horizontal_20_Line"/>
      <text:h text:style-name="Heading_20_4" text:outline-level="4">MULT | Multiply High * Low | DONE</text:h>
      <text:list text:style-name="L97">
        <text:list-item>
          <text:p text:style-name="P117"><text:span text:style-name="T71">list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98">
        <text:list-item>
          <text:p text:style-name="P118"><text:span text:style-name="T72">list = jhta.SUB(df)</text:span></text:p>
        </text:list-item>
      </text:list>
      <text:p text:style-name="Horizontal_20_Line"/>
      <text:h text:style-name="Heading_20_4" text:outline-level="4">SUM | Summation | DONE</text:h>
      <text:list text:style-name="L99">
        <text:list-item>
          <text:p text:style-name="P119"><text:span text:style-name="T73">list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1">
        <text:list-item>
  </text:list-item>
      </text:list>
      <text:p text:style-name="Horizontal_20_Line"/>
      <text:h text:style-name="Heading_20_4" text:outline-level="4">APO | Absolute Price Oscillator | DONE</text:h>
      <text:list text:style-name="L102">
        <text:list-item>
          <text:p text:style-name="P122"><text:span text:style-name="T74">list = jhta.APO(df, n_fast, n_slow, price='Close')</text:span></text:p>
        </text:list-item>
        <text:list-item>
          <text:p text:style-name="P122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03">
        <text:list-item>
  </text:list-item>
      </text:list>
      <text:p text:style-name="Horizontal_20_Line"/>
      <text:h text:style-name="Heading_20_4" text:outline-level="4">AROONOSC | Aroon Oscillator |</text:h>
      <text:list text:style-name="L104">
        <text:list-item>
  </text:list-item>
      </text:list>
      <text:p text:style-name="Horizontal_20_Line"/>
      <text:h text:style-name="Heading_20_4" text:outline-level="4">BOP | Balance Of Power |</text:h>
      <text:list text:style-name="L105">
        <text:list-item>
  </text:list-item>
      </text:list>
      <text:p text:style-name="Horizontal_20_Line"/>
      <text:h text:style-name="Heading_20_4" text:outline-level="4">CCI | Commodity Channel Index |</text:h>
      <text:list text:style-name="L106">
        <text:list-item>
  </text:list-item>
      </text:list>
      <text:p text:style-name="Horizontal_20_Line"/>
      <text:h text:style-name="Heading_20_4" text:outline-level="4">CMO | Chande Momentum Oscillator |</text:h>
      <text:list text:style-name="L107">
        <text:list-item>
  </text:list-item>
      </text:list>
      <text:p text:style-name="Horizontal_20_Line"/>
      <text:h text:style-name="Heading_20_4" text:outline-level="4">DX | Directional Movement Index |</text:h>
      <text:list text:style-name="L108">
        <text:list-item>
  </text:list-item>
      </text:list>
      <text:p text:style-name="Horizontal_20_Line"/>
      <text:h text:style-name="Heading_20_4" text:outline-level="4">IMI | Intraday Momentum Index | DONE</text:h>
      <text:list text:style-name="L109">
        <text:list-item>
          <text:p text:style-name="P129"><text:span text:style-name="T75">list = jhta.IMI(df)</text:span></text:p>
        </text:list-item>
        <text:list-item>
          <text:p text:style-name="P129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MACD | Moving Average Convergence/Divergence |</text:h>
      <text:list text:style-name="L110">
        <text:list-item>
  </text:list-item>
      </text:list>
      <text:p text:style-name="Horizontal_20_Line"/>
      <text:h text:style-name="Heading_20_4" text:outline-level="4">MACDEXT | MACD with controllable MA type |</text:h>
      <text:list text:style-name="L111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2">
        <text:list-item>
  </text:list-item>
      </text:list>
      <text:p text:style-name="Horizontal_20_Line"/>
      <text:h text:style-name="Heading_20_4" text:outline-level="4">MFI | Money Flow Index |</text:h>
      <text:list text:style-name="L113">
        <text:list-item>
  </text:list-item>
      </text:list>
      <text:p text:style-name="Horizontal_20_Line"/>
      <text:h text:style-name="Heading_20_4" text:outline-level="4">MINUS_DI | Minus Directional Indicator |</text:h>
      <text:list text:style-name="L114">
        <text:list-item>
  </text:list-item>
      </text:list>
      <text:p text:style-name="Horizontal_20_Line"/>
      <text:h text:style-name="Heading_20_4" text:outline-level="4">MINUS_DM | Minus Directional Movement |</text:h>
      <text:list text:style-name="L115">
        <text:list-item>
  </text:list-item>
      </text:list>
      <text:p text:style-name="Horizontal_20_Line"/>
      <text:h text:style-name="Heading_20_4" text:outline-level="4">MOM | Momentum | DONE</text:h>
      <text:list text:style-name="L116">
        <text:list-item>
          <text:p text:style-name="P136"><text:span text:style-name="T76">list = jhta.MOM(df, n, price='Close')</text:span></text:p>
        </text:list-item>
        <text:list-item>
          <text:p text:style-name="P13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17">
        <text:list-item>
  </text:list-item>
      </text:list>
      <text:p text:style-name="Horizontal_20_Line"/>
      <text:h text:style-name="Heading_20_4" text:outline-level="4">PLUS_DM | Plus Directional Movement |</text:h>
      <text:list text:style-name="L118">
        <text:list-item>
  </text:list-item>
      </text:list>
      <text:p text:style-name="Horizontal_20_Line"/>
      <text:h text:style-name="Heading_20_4" text:outline-level="4">PPO | Percentage Price Oscillator |</text:h>
      <text:list text:style-name="L119">
        <text:list-item>
  </text:list-item>
      </text:list>
      <text:p text:style-name="Horizontal_20_Line"/>
      <text:h text:style-name="Heading_20_4" text:outline-level="4">RMI | Relative Momentum Index | DONE</text:h>
      <text:list text:style-name="L120">
        <text:list-item>
          <text:p text:style-name="P140"><text:span text:style-name="T77">list = jhta.RMI(df, n, price='Close')</text:span></text:p>
        </text:list-item>
        <text:list-item>
          <text:p text:style-name="P14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1">
        <text:list-item>
          <text:p text:style-name="P141"><text:span text:style-name="T78">list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2">
        <text:list-item>
          <text:p text:style-name="P142"><text:span text:style-name="T79">list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3">
        <text:list-item>
          <text:p text:style-name="P143"><text:span text:style-name="T80">list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24">
        <text:list-item>
          <text:p text:style-name="P144"><text:span text:style-name="T81">list = jhta.ROCR100(df, n, price='Close')</text:span></text:p>
        </text:list-item>
        <text:list-item>
          <text:p text:style-name="P14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25">
        <text:list-item>
          <text:p text:style-name="P145"><text:span text:style-name="T82">list = jhta.RSI(df, n, price='Close')</text:span></text:p>
        </text:list-item>
        <text:list-item>
          <text:p text:style-name="P14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26">
        <text:list-item>
          <text:p text:style-name="P146"><text:span text:style-name="T83">list = jhta.STOCH(df, n, price='Close')</text:span></text:p>
        </text:list-item>
        <text:list-item>
          <text:p text:style-name="P14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27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28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29">
        <text:list-item>
  </text:list-item>
      </text:list>
      <text:p text:style-name="Horizontal_20_Line"/>
      <text:h text:style-name="Heading_20_4" text:outline-level="4">ULTOSC | Ultimate Oscillator |</text:h>
      <text:list text:style-name="L130">
        <text:list-item>
  </text:list-item>
      </text:list>
      <text:p text:style-name="Horizontal_20_Line"/>
      <text:h text:style-name="Heading_20_4" text:outline-level="4">WILLR | Williams' %R | DONE</text:h>
      <text:list text:style-name="L131">
        <text:list-item>
          <text:p text:style-name="P151"><text:span text:style-name="T84">list = jhta.WILLR(df, n)</text:span></text:p>
        </text:list-item>
        <text:list-item>
          <text:p text:style-name="P151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2">
        <text:list-item>
          <text:p text:style-name="P152"><text:span text:style-name="T85">dict of lists = jhta.BBANDS(df, n, f=2)</text:span></text:p>
        </text:list-item>
        <text:list-item>
          <text:p text:style-name="P152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3">
        <text:list-item>
          <text:p text:style-name="P153"><text:span text:style-name="T86">list = jhta.BBANDW(df, n, f=2)</text:span></text:p>
        </text:list-item>
        <text:list-item>
          <text:p text:style-name="P153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34">
        <text:list-item>
  </text:list-item>
      </text:list>
      <text:p text:style-name="Horizontal_20_Line"/>
      <text:h text:style-name="Heading_20_4" text:outline-level="4">EMA | Exponential Moving Average |</text:h>
      <text:list text:style-name="L135">
        <text:list-item>
  </text:list-item>
      </text:list>
      <text:p text:style-name="Horizontal_20_Line"/>
      <text:h text:style-name="Heading_20_4" text:outline-level="4">ENVP | Envelope Percent | DONE</text:h>
      <text:list text:style-name="L136">
        <text:list-item>
          <text:p text:style-name="P156"><text:span text:style-name="T87">dict of lists = jhta.ENVP(df, pct=.01, price='Close')</text:span></text:p>
        </text:list-item>
        <text:list-item>
          <text:p text:style-name="P156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37">
        <text:list-item>
  </text:list-item>
      </text:list>
      <text:p text:style-name="Horizontal_20_Line"/>
      <text:h text:style-name="Heading_20_4" text:outline-level="4">MA | Moving Average |</text:h>
      <text:list text:style-name="L138">
        <text:list-item>
  </text:list-item>
      </text:list>
      <text:p text:style-name="Horizontal_20_Line"/>
      <text:h text:style-name="Heading_20_4" text:outline-level="4">MAMA | MESA Adaptive Moving Average |</text:h>
      <text:list text:style-name="L139">
        <text:list-item>
  </text:list-item>
      </text:list>
      <text:p text:style-name="Horizontal_20_Line"/>
      <text:h text:style-name="Heading_20_4" text:outline-level="4">MAVP | Moving Average with Variable Period |</text:h>
      <text:list text:style-name="L140">
        <text:list-item>
  </text:list-item>
      </text:list>
      <text:p text:style-name="Horizontal_20_Line"/>
      <text:h text:style-name="Heading_20_4" text:outline-level="4">MIDPOINT | MidPoint over period | DONE</text:h>
      <text:list text:style-name="L141">
        <text:list-item>
          <text:p text:style-name="P161"><text:span text:style-name="T88">list = jhta.MIDPOINT(df, n, price='Close')</text:span></text:p>
        </text:list-item>
        <text:list-item>
          <text:p text:style-name="P161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2">
        <text:list-item>
          <text:p text:style-name="P162"><text:span text:style-name="T89">list = jhta.MIDPRICE(df, n)</text:span></text:p>
        </text:list-item>
        <text:list-item>
          <text:p text:style-name="P162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3">
        <text:list-item>
          <text:p text:style-name="P163"><text:span text:style-name="T90">list = jhta.MMR(df, n=200, price='Close')</text:span></text:p>
        </text:list-item>
        <text:list-item>
          <text:p text:style-name="P163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44">
        <text:list-item>
          <text:p text:style-name="P164"><text:span text:style-name="T91">list = jhta.SAR(df, af_step=.02, af_max=.2)</text:span></text:p>
        </text:list-item>
        <text:list-item>
          <text:p text:style-name="P164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45">
        <text:list-item>
  </text:list-item>
      </text:list>
      <text:p text:style-name="Horizontal_20_Line"/>
      <text:h text:style-name="Heading_20_4" text:outline-level="4">SMA | Simple Moving Average | DONE</text:h>
      <text:list text:style-name="L146">
        <text:list-item>
          <text:p text:style-name="P166"><text:span text:style-name="T92">list = jhta.SMA(df, n, price='Close')</text:span></text:p>
        </text:list-item>
        <text:list-item>
          <text:p text:style-name="P166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47">
        <text:list-item>
  </text:list-item>
      </text:list>
      <text:p text:style-name="Horizontal_20_Line"/>
      <text:h text:style-name="Heading_20_4" text:outline-level="4">TEMA | Triple Exponential Moving Average |</text:h>
      <text:list text:style-name="L148">
        <text:list-item>
  </text:list-item>
      </text:list>
      <text:p text:style-name="Horizontal_20_Line"/>
      <text:h text:style-name="Heading_20_4" text:outline-level="4">TRIMA | Triangular Moving Average | DONE</text:h>
      <text:list text:style-name="L149">
        <text:list-item>
          <text:p text:style-name="P169"><text:span text:style-name="T93">list = jhta.TRIMA(df, n, price='Close')</text:span></text:p>
        </text:list-item>
        <text:list-item>
          <text:p text:style-name="P169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0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1">
        <text:list-item>
          <text:p text:style-name="P171"><text:span text:style-name="T94">list = jhta.AVGPRICE(df)</text:span></text:p>
        </text:list-item>
        <text:list-item>
          <text:p text:style-name="P171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2">
        <text:list-item>
          <text:p text:style-name="P172"><text:span text:style-name="T95">list = jhta.MEDPRICE(df)</text:span></text:p>
        </text:list-item>
        <text:list-item>
          <text:p text:style-name="P172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3">
        <text:list-item>
          <text:p text:style-name="P173"><text:span text:style-name="T96">list = jhta.TYPPRICE(df)</text:span></text:p>
        </text:list-item>
        <text:list-item>
          <text:p text:style-name="P173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54">
        <text:list-item>
          <text:p text:style-name="P174"><text:span text:style-name="T97">list = jhta.WCLPRICE(df)</text:span></text:p>
        </text:list-item>
        <text:list-item>
          <text:p text:style-name="P174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55">
        <text:list-item>
          <text:p text:style-name="P175"><text:span text:style-name="T98">list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56">
        <text:list-item>
          <text:p text:style-name="P176"><text:span text:style-name="T99">list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57">
        <text:list-item>
          <text:p text:style-name="P177"><text:span text:style-name="T100">list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58">
        <text:list-item>
          <text:p text:style-name="P178"><text:span text:style-name="T101">list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59">
        <text:list-item>
          <text:p text:style-name="P179"><text:span text:style-name="T102">list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0">
        <text:list-item>
          <text:p text:style-name="P180"><text:span text:style-name="T103">list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1">
        <text:list-item>
          <text:p text:style-name="P181"><text:span text:style-name="T104">list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2">
        <text:list-item>
          <text:p text:style-name="P182"><text:span text:style-name="T105">list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3">
        <text:list-item>
          <text:p text:style-name="P183"><text:span text:style-name="T106">list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64">
        <text:list-item>
          <text:p text:style-name="P184"><text:span text:style-name="T107">list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65">
        <text:list-item>
          <text:p text:style-name="P185"><text:span text:style-name="T108">list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66">
        <text:list-item>
          <text:p text:style-name="P186"><text:span text:style-name="T109">float = jhta.COV(list1, list2)</text:span></text:p>
        </text:list-item>
        <text:list-item>
          <text:p text:style-name="P186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67">
        <text:list-item>
          <text:p text:style-name="P187"><text:span text:style-name="T110">list = jhta.COVARIANCE(df1, df2, n, price1='Close', price2='Close')</text:span></text:p>
        </text:list-item>
        <text:list-item>
          <text:p text:style-name="P187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68">
        <text:list-item>
          <text:p text:style-name="P188"><text:span text:style-name="T111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69">
        <text:list-item>
          <text:p text:style-name="P189"><text:span text:style-name="T112">list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0">
        <text:list-item>
          <text:p text:style-name="P190"><text:span text:style-name="T113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1">
        <text:list-item>
          <text:p text:style-name="P191"><text:span text:style-name="T114">list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2">
        <text:list-item>
          <text:p text:style-name="P192"><text:span text:style-name="T115">float = jhta.BETA(list1, list2)</text:span></text:p>
        </text:list-item>
        <text:list-item>
          <text:p text:style-name="P19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3">
        <text:list-item>
          <text:p text:style-name="P193"><text:span text:style-name="T116">list = jhta.BETAS(df1, df2, n, price1='Close', price2='Close')</text:span></text:p>
        </text:list-item>
        <text:list-item>
          <text:p text:style-name="P19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74">
        <text:list-item>
          <text:p text:style-name="P194"><text:span text:style-name="T117">list = jhta.LSR(df, price='Close', predictions_int=0)</text:span></text:p>
        </text:list-item>
        <text:list-item>
          <text:p text:style-name="P194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75">
        <text:list-item>
          <text:p text:style-name="P195"><text:span text:style-name="T118">list = jhta.SLR(df, price='Close', predictions_int=0)</text:span></text:p>
        </text:list-item>
        <text:list-item>
          <text:p text:style-name="P195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76">
        <text:list-item>
          <text:p text:style-name="P196"><text:span text:style-name="T119">list = jhta.ATR(df, n)</text:span></text:p>
        </text:list-item>
        <text:list-item>
          <text:p text:style-name="P196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77">
        <text:list-item>
  </text:list-item>
      </text:list>
      <text:p text:style-name="Horizontal_20_Line"/>
      <text:h text:style-name="Heading_20_4" text:outline-level="4">RVI | Relative Volatility Index | DONE</text:h>
      <text:list text:style-name="L178">
        <text:list-item>
          <text:p text:style-name="P198"><text:span text:style-name="T120">list = jhta.RVI(df, n)</text:span></text:p>
        </text:list-item>
        <text:list-item>
          <text:p text:style-name="P198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79">
        <text:list-item>
  </text:list-item>
      </text:list>
      <text:p text:style-name="Horizontal_20_Line"/>
      <text:h text:style-name="Heading_20_4" text:outline-level="4">TRANGE | True Range | DONE</text:h>
      <text:list text:style-name="L180">
        <text:list-item>
          <text:p text:style-name="P200"><text:span text:style-name="T121">list = jhta.TRANGE(df)</text:span></text:p>
        </text:list-item>
        <text:list-item>
          <text:p text:style-name="P200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81">
        <text:list-item>
          <text:p text:style-name="P201"><text:span text:style-name="T122">list = jhta.AD(df)</text:span></text:p>
        </text:list-item>
        <text:list-item>
          <text:p text:style-name="P201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82">
        <text:list-item>
  </text:list-item>
      </text:list>
      <text:p text:style-name="Horizontal_20_Line"/>
      <text:h text:style-name="Heading_20_4" text:outline-level="4">OBV | On Balance Volume | DONE</text:h>
      <text:list text:style-name="L183">
        <text:list-item>
          <text:p text:style-name="P203"><text:span text:style-name="T123">list = jhta.OBV(df)</text:span></text:p>
        </text:list-item>
        <text:list-item>
          <text:p text:style-name="P203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